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Predeterminado-title">
      <style:graphic-properties draw:auto-grow-height="true" fo:min-height="3.506cm"/>
    </style:style>
    <style:style style:name="pr2" style:family="presentation" style:parent-style-name="Predeterminado-subtitle">
      <style:graphic-properties draw:fill-color="#ffffff" draw:auto-grow-height="true" fo:min-height="13.859cm"/>
    </style:style>
    <style:style style:name="pr3" style:family="presentation" style:parent-style-name="Predeterminado-notes">
      <style:graphic-properties draw:fill-color="#ffffff" draw:auto-grow-height="true" fo:min-height="13.364cm"/>
    </style:style>
    <style:style style:name="pr4" style:family="presentation" style:parent-style-name="Predeterminado-title">
      <style:graphic-properties fo:min-height="3.506cm"/>
    </style:style>
    <style:style style:name="pr5" style:family="presentation" style:parent-style-name="Predeterminado-subtitle">
      <style:graphic-properties draw:fill-color="#ffffff" fo:min-height="13.86cm"/>
    </style:style>
    <style:style style:name="pr6" style:family="presentation" style:parent-style-name="Predeterminado-notes">
      <style:graphic-properties draw:fill-color="#ffffff" fo:min-height="13.364cm"/>
    </style:style>
    <style:style style:name="P1" style:family="paragraph">
      <style:paragraph-properties fo:text-align="start"/>
      <style:text-properties fo:font-size="24pt" style:font-size-asian="24pt" style:font-size-complex="24pt"/>
    </style:style>
    <style:style style:name="P2" style:family="paragraph">
      <style:paragraph-properties fo:text-align="start"/>
      <style:text-properties fo:font-size="28pt" style:font-size-asian="28pt" style:font-size-complex="28pt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color="#b80047" fo:font-size="24pt" fo:font-weight="bold" style:font-size-asian="24pt" style:font-weight-asian="bold" style:font-size-complex="24pt" style:font-weight-complex="bold"/>
    </style:style>
    <style:style style:name="T4" style:family="text">
      <style:text-properties fo:font-size="24pt" fo:font-weight="bold" style:font-size-asian="24pt" style:font-weight-asian="bold" style:font-size-complex="24pt" style:font-weight-complex="bold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fo:color="#b80047" fo:font-size="22pt" fo:font-weight="bold" style:font-size-asian="22pt" style:font-weight-asian="bold" style:font-size-complex="22pt" style:font-weight-complex="bold"/>
    </style:style>
    <style:style style:name="T7" style:family="text">
      <style:text-properties fo:font-size="28pt" fo:font-weight="bold" style:font-size-asian="28pt" style:font-weight-asian="bold" style:font-size-complex="28pt" style:font-weight-complex="bold"/>
    </style:style>
    <style:style style:name="T8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frame presentation:style-name="pr1" draw:layer="layout" svg:width="25.199cm" svg:height="3.506cm" svg:x="1.4cm" svg:y="0.837cm" presentation:class="title">
          <draw:text-box>
            <text:p>Cola (informática)<text:span text:style-name="T1"> “wikipedia”</text:span> </text:p>
          </draw:text-box>
        </draw:frame>
        <draw:frame presentation:style-name="pr2" draw:text-style-name="P1" draw:layer="layout" svg:width="25.199cm" svg:height="14.206cm" svg:x="1.4cm" svg:y="4.741cm" presentation:class="subtitle" presentation:user-transformed="true">
          <draw:text-box>
            <text:p text:style-name="P1"><text:span text:style-name="T2">Una cola (también llamada</text:span><text:span text:style-name="T3"> fila</text:span><text:span text:style-name="T2">) es una estructura de datos, caracterizada por ser una secuencia de elementos en la que la operación de inserción </text:span><text:span text:style-name="T4">push </text:span><text:span text:style-name="T2">se realiza por un extremo y la operación de extracción</text:span><text:span text:style-name="T4"> pop</text:span><text:span text:style-name="T2"> por el otro. También se le llama estructura </text:span><text:span text:style-name="T4">FIFO</text:span><text:span text:style-name="T2"> (del inglés First In First Out), debido a que:</text:span></text:p>
            <text:p text:style-name="P1"><text:span text:style-name="T2"/></text:p>
            <text:p text:style-name="P1"><text:span text:style-name="T5"><text:s/></text:span><text:span text:style-name="T6">&lt;&lt; el primer elemento en entrar será también el primero en salir&gt;&gt;.</text:span></text:p>
            <text:p text:style-name="P1"><text:span text:style-name="T2"/></text:p>
            <text:p text:style-name="P1"><text:span text:style-name="T2">Las colas se utilizan en sistemas informáticos, transportes y operaciones de investigación (entre otros), dónde los objetos, personas o eventos son tomados como datos que se almacenan y se guardan mediante colas para su posterior procesamiento. Este tipo de estructura de datos abstracta se implementa en lenguajes orientados a objetos mediante clases, en forma de listas enlazadas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1T0">
        <draw:frame presentation:style-name="pr4" draw:layer="layout" svg:width="25.199cm" svg:height="3.506cm" svg:x="1.4cm" svg:y="0.837cm" presentation:class="title">
          <draw:text-box>
            <text:p>Operaciones Básicas</text:p>
          </draw:text-box>
        </draw:frame>
        <draw:frame presentation:style-name="pr5" draw:text-style-name="P2" draw:layer="layout" svg:width="25.199cm" svg:height="13.86cm" svg:x="1.4cm" svg:y="4.914cm" presentation:class="subtitle">
          <draw:text-box>
            <text:p text:style-name="P2"><text:span text:style-name="T7">Operaciones Básicas:</text:span></text:p>
            <text:p text:style-name="P2"><text:span text:style-name="T8"/></text:p>
            <text:p text:style-name="P2"><text:span text:style-name="T7">Crear:</text:span><text:span text:style-name="T8"> se crea la cola vacía.</text:span></text:p>
            <text:p text:style-name="P2"><text:span text:style-name="T7">Encolar: </text:span><text:span text:style-name="T8">(añadir, entrar, insertar): se añade un elemento a la cola. Se añade al final de esta.</text:span></text:p>
            <text:p text:style-name="P2"><text:span text:style-name="T7">Desencolar: </text:span><text:span text:style-name="T8">(sacar, salir, eliminar): se elimina el elemento frontal de la cola, es decir, el primer elemento que entró.</text:span></text:p>
            <text:p text:style-name="P2"><text:span text:style-name="T7">Frente: </text:span><text:span text:style-name="T8">(consultar, front): se devuelve el elemento frontal de la cola, es decir, el primer elemento que entró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A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7-06-17T09:40:12.09</meta:creation-date>
    <meta:editing-duration>PT6M8S</meta:editing-duration>
    <meta:editing-cycles>5</meta:editing-cycles>
    <dc:date>2017-06-17T09:47:40.90</dc:date>
    <meta:generator>LibreOffice/3.3$Win32 LibreOffice_project/330m19$Build-202</meta:generator>
    <meta:document-statistic meta:object-count="29"/>
  </office:meta>
</office:document-meta>
</file>